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E1C7E48A82619AF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1" style:family="table-row">
      <style:table-row-properties style:min-row-height="2.669cm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1" style:family="table-row">
      <style:table-row-properties style:min-row-height="3.11cm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4" style:family="table">
      <style:table-properties style:width="17.903cm" table:align="margins" style:writing-mode="lr-tb"/>
    </style:style>
    <style:style style:name="Table4.A" style:family="table-column">
      <style:table-column-properties style:column-width="17.903cm" style:rel-column-width="65535*"/>
    </style:style>
    <style:style style:name="Table4.1" style:family="table-row">
      <style:table-row-properties style:min-row-height="9.613cm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Table_20_Contents">
      <style:text-properties officeooo:rsid="00129360" officeooo:paragraph-rsid="00129360"/>
    </style:style>
    <style:style style:name="P8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9" style:family="paragraph" style:parent-style-name="Table_20_Contents">
      <style:text-properties officeooo:rsid="00148a64" officeooo:paragraph-rsid="00148a64"/>
    </style:style>
    <style:style style:name="P10" style:family="paragraph" style:parent-style-name="Table_20_Contents">
      <style:text-properties officeooo:paragraph-rsid="00148a64"/>
    </style:style>
    <style:style style:name="P11" style:family="paragraph" style:parent-style-name="Table_20_Contents">
      <style:text-properties officeooo:rsid="001558a1" officeooo:paragraph-rsid="001558a1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48a64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8"><draw:frame draw:style-name="fr1" draw:name="graphics1" text:anchor-type="paragraph" svg:width="17.709cm" svg:height="1.113cm" draw:z-index="0"><draw:image xlink:href="Pictures/100002010000041A00000042E1C7E48A82619AF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dulo 2. Sesión 4. Comunicación entre procesos utilizando cauce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David Gil Bautista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l <text:span text:style-name="T2">ejercicio 1</text:span> ha sido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9">Lo primero que hay que hacer es ejecutar en una terminal el consumidor y en otro terminal a parte se ejecuta el productor el cual debe recibir como parámetro un string y al ejecutarlo el consumidor deberá recibir el string del productor.</text:p>
            <text:p text:style-name="Table_20_Contents"/>
          </table:table-cell>
        </table:table-row>
      </table:table>
      <text:p text:style-name="Standard"/>
      <text:p text:style-name="Standard">Mi solución a la <text:span text:style-name="T2">ejercicio 2</text:span> ha sido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9">Primero se crea un cauce con la orden <text:span text:style-name="T2">pipe, </text:span><text:span text:style-name="T3">acto seguido se crea un hijo desde el que se envía un mensaje a través del cauce con la orden write.</text:span></text:p>
            <text:p text:style-name="P10"><text:span text:style-name="T4">Lo que hace el padre es es cerrar el descriptor de escritura y lee los datos del cauce usando la orden read, después muestra por pantalla el numero de bytes de la cadena y la propia cadena.</text:span></text:p>
          </table:table-cell>
        </table:table-row>
      </table:table>
      <text:p text:style-name="Standard"/>
      <text:p text:style-name="Standard">Mi solución a la <text:span text:style-name="T2">ejercicio 4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9">El primer programa usa la orden close para cerrar la salida estándar y deja la entrada del descriptor del hijo libre. Después con dup duplica el descriptor de escritura en el cauce. Con el padre hace lo mismo para la entrada estándar.</text:p>
            <text:p text:style-name="P9"/>
            <text:p text:style-name="P9">El segundo programa solo usa la orden dup2 que cierra la entrada y duplica el descriptor automáticamente.</text:p>
            <text:p text:style-name="P11">De esta forma el hijo ejecuta una instrucción y se la devuelve al padre en vez de a la salida estándar y después el padre ejecuta su instrucción una vez recibida la información del hijo.</text:p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ejercicio 5</text:span> ha sido:</text:p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Módulo 2 - Sesión 4. Comunicación entre procesos utilizando cauces</text:span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2$Linux_X86_64 LibreOffice_project/20m0$Build-2</meta:generator>
    <meta:creation-date>2011-10-05T09:46:35</meta:creation-date>
    <dc:date>2016-11-29T13:36:34.694853510</dc:date>
    <meta:print-date>2011-10-06T10:39:21</meta:print-date>
    <meta:editing-cycles>186</meta:editing-cycles>
    <meta:editing-duration>PT21H42M24S</meta:editing-duration>
    <meta:document-statistic meta:table-count="10" meta:image-count="1" meta:object-count="0" meta:page-count="3" meta:paragraph-count="23" meta:word-count="355" meta:character-count="2016" meta:non-whitespace-character-count="1674"/>
    <meta:user-defined meta:name="Información 1"/>
    <meta:user-defined meta:name="Información 2"/>
    <meta:user-defined meta:name="Información 3"/>
    <meta:user-defined meta:name="Información 4"/>
  </office:meta>
</office:document-meta>
</file>